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da42" officeooo:paragraph-rsid="000eda42"/>
    </style:style>
    <style:style style:name="P2" style:family="paragraph" style:parent-style-name="Standard">
      <style:text-properties fo:font-weight="bold" officeooo:rsid="000eda42" officeooo:paragraph-rsid="000eda42" style:font-weight-asian="bold" style:font-weight-complex="bold"/>
    </style:style>
    <style:style style:name="P3" style:family="paragraph" style:parent-style-name="Standard">
      <style:text-properties fo:font-weight="normal" officeooo:rsid="000eda42" officeooo:paragraph-rsid="000eda42" style:font-weight-asian="normal" style:font-weight-complex="normal"/>
    </style:style>
    <style:style style:name="P4" style:family="paragraph" style:parent-style-name="Source_20_Code">
      <style:text-properties fo:font-weight="normal" officeooo:rsid="000eda42" officeooo:paragraph-rsid="000eda4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eraj Asthana</text:p>
      <text:p text:style-name="P1">nasthan2</text:p>
      <text:p text:style-name="P1">2/2/2016</text:p>
      <text:p text:style-name="P1">Stat 480 Homework 1</text:p>
      <text:p text:style-name="P1"/>
      <text:p text:style-name="P1"/>
      <text:p text:style-name="P2">Question 3</text:p>
      <text:p text:style-name="P3">Number of flights for each day of the week:</text:p>
      <text:p text:style-name="P4"><text:span text:style-name="Verbatim_20_Char">## <text:s text:c="2"/>DayofWeek COUNT(DayOfWeek)<text:line-break/>## 1 <text:s text:c="8"/>1 <text:s text:c="8"/>18136111<text:line-break/>## 2 <text:s text:c="8"/>2 <text:s text:c="8"/>18061938<text:line-break/>## 3 <text:s text:c="8"/>3 <text:s text:c="8"/>18103222<text:line-break/>## 4 <text:s text:c="8"/>4 <text:s text:c="8"/>18083800<text:line-break/>## 5 <text:s text:c="8"/>5 <text:s text:c="8"/>18091338<text:line-break/>## 6 <text:s text:c="8"/>6 <text:s text:c="8"/>15915382<text:line-break/>## 7 <text:s text:c="8"/>7 <text:s text:c="8"/>17143178<text:line-break/></text:span><text:span text:style-name="Verbatim_20_Char">## 8 <text:s text:c="8"/>0 <text:s text:c="15"/>1</text:span></text:p>
      <text:p text:style-name="P3">There is one missing value in the data so there is an eighth day reported by R (this value should be ignored)</text:p>
      <text:p text:style-name="P2"/>
      <text:p text:style-name="P2">Question 4</text:p>
      <text:p text:style-name="P3">Number of flights for each day for each year:</text:p>
      <text:p text:style-name="P4"><text:span text:style-name="Verbatim_20_Char">## <text:s text:c="4"/>Year DayofWeek COUNT(DayOfWeek)</text:span><text:line-break/><text:span text:style-name="Verbatim_20_Char">## 1 <text:s text:c="2"/>1987 <text:s text:c="8"/>1 <text:s text:c="10"/>190711</text:span><text:line-break/><text:span text:style-name="Verbatim_20_Char">## 2 <text:s text:c="2"/>1987 <text:s text:c="8"/>2 <text:s text:c="10"/>190238</text:span><text:line-break/><text:span text:style-name="Verbatim_20_Char">## 3 <text:s text:c="2"/>1987 <text:s text:c="8"/>3 <text:s text:c="10"/>190235</text:span><text:line-break/><text:span text:style-name="Verbatim_20_Char">## 4 <text:s text:c="2"/>1987 <text:s text:c="8"/>4 <text:s text:c="10"/>200911</text:span><text:line-break/><text:span text:style-name="Verbatim_20_Char">## 5 <text:s text:c="2"/>1987 <text:s text:c="8"/>5 <text:s text:c="10"/>184913</text:span><text:line-break/><text:span text:style-name="Verbatim_20_Char">## 6 <text:s text:c="2"/>1987 <text:s text:c="8"/>6 <text:s text:c="10"/>173370</text:span><text:line-break/><text:span text:style-name="Verbatim_20_Char">## 7 <text:s text:c="2"/>1987 <text:s text:c="8"/>7 <text:s text:c="10"/>181448</text:span><text:line-break/><text:span text:style-name="Verbatim_20_Char">## 8 <text:s text:c="2"/>1988 <text:s text:c="8"/>1 <text:s text:c="10"/>755898</text:span><text:line-break/><text:span text:style-name="Verbatim_20_Char">## 9 <text:s text:c="2"/>1988 <text:s text:c="8"/>2 <text:s text:c="10"/>757140</text:span><text:line-break/><text:span text:style-name="Verbatim_20_Char">## 10 <text:s/>1988 <text:s text:c="8"/>3 <text:s text:c="10"/>757963</text:span><text:line-break/><text:span text:style-name="Verbatim_20_Char">## 11 <text:s/>1988 <text:s text:c="8"/>4 <text:s text:c="10"/>753415</text:span><text:line-break/><text:span text:style-name="Verbatim_20_Char">## 12 <text:s/>1988 <text:s text:c="8"/>5 <text:s text:c="10"/>766364</text:span><text:line-break/><text:span text:style-name="Verbatim_20_Char">## 13 <text:s/>1988 <text:s text:c="8"/>6 <text:s text:c="10"/>697795</text:span><text:line-break/><text:span text:style-name="Verbatim_20_Char">## 14 <text:s/>1988 <text:s text:c="8"/>7 <text:s text:c="10"/>713521</text:span><text:line-break/><text:span text:style-name="Verbatim_20_Char">## 15 <text:s/>1989 <text:s text:c="8"/>1 <text:s text:c="10"/>733459</text:span><text:line-break/><text:span text:style-name="Verbatim_20_Char">## 16 <text:s/>1989 <text:s text:c="8"/>2 <text:s text:c="10"/>735404</text:span><text:line-break/><text:span text:style-name="Verbatim_20_Char">## 17 <text:s/>1989 <text:s text:c="8"/>3 <text:s text:c="10"/>735180</text:span><text:line-break/><text:span text:style-name="Verbatim_20_Char">## 18 <text:s/>1989 <text:s text:c="8"/>4 <text:s text:c="10"/>731008</text:span><text:line-break/><text:span text:style-name="Verbatim_20_Char">## 19 <text:s/>1989 <text:s text:c="8"/>5 <text:s text:c="10"/>731548</text:span><text:line-break/><text:span text:style-name="Verbatim_20_Char">## 20 <text:s/>1989 <text:s text:c="8"/>6 <text:s text:c="10"/>668080</text:span><text:line-break/><text:span text:style-name="Verbatim_20_Char">## 21 <text:s/>1989 <text:s text:c="8"/>7 <text:s text:c="10"/>706521</text:span><text:line-break/><text:span text:style-name="Verbatim_20_Char">## 22 <text:s/>1990 <text:s text:c="8"/>1 <text:s text:c="10"/>781823</text:span><text:line-break/><text:span text:style-name="Verbatim_20_Char">## 23 <text:s/>1990 <text:s text:c="8"/>2 <text:s text:c="10"/>770341</text:span><text:line-break/><text:span text:style-name="Verbatim_20_Char">## 24 <text:s/>1990 <text:s text:c="8"/>3 <text:s text:c="10"/>770044</text:span><text:line-break/><text:span text:style-name="Verbatim_20_Char">## 25 <text:s/>1990 <text:s text:c="8"/>4 <text:s text:c="10"/>766575</text:span><text:line-break/><text:span text:style-name="Verbatim_20_Char">## 26 <text:s/>1990 <text:s text:c="8"/>5 <text:s text:c="10"/>765068</text:span><text:line-break/><text:span text:style-name="Verbatim_20_Char">## 27 <text:s/>1990 <text:s text:c="8"/>6 <text:s text:c="10"/>694251</text:span><text:line-break/><text:span text:style-name="Verbatim_20_Char">## 28 <text:s/>1990 <text:s text:c="8"/>7 <text:s text:c="10"/>722791</text:span><text:line-break/><text:span text:style-name="Verbatim_20_Char">## 29 <text:s/>1991 <text:s text:c="8"/>1 <text:s text:c="10"/>747531</text:span><text:line-break/><text:soft-page-break/><text:span text:style-name="Verbatim_20_Char">## 30 <text:s/>1991 <text:s text:c="8"/>2 <text:s text:c="10"/>758840</text:span><text:line-break/><text:span text:style-name="Verbatim_20_Char">## 31 <text:s/>1991 <text:s text:c="8"/>3 <text:s text:c="10"/>745401</text:span><text:line-break/><text:span text:style-name="Verbatim_20_Char">## 32 <text:s/>1991 <text:s text:c="8"/>4 <text:s text:c="10"/>739321</text:span><text:line-break/><text:span text:style-name="Verbatim_20_Char">## 33 <text:s/>1991 <text:s text:c="8"/>5 <text:s text:c="10"/>739313</text:span><text:line-break/><text:span text:style-name="Verbatim_20_Char">## 34 <text:s/>1991 <text:s text:c="8"/>6 <text:s text:c="10"/>652991</text:span><text:line-break/><text:span text:style-name="Verbatim_20_Char">## 35 <text:s/>1991 <text:s text:c="8"/>7 <text:s text:c="10"/>693528</text:span><text:line-break/><text:span text:style-name="Verbatim_20_Char">## 36 <text:s/>1992 <text:s text:c="8"/>1 <text:s text:c="10"/>745442</text:span><text:line-break/><text:span text:style-name="Verbatim_20_Char">## 37 <text:s/>1992 <text:s text:c="8"/>2 <text:s text:c="10"/>746435</text:span><text:line-break/><text:span text:style-name="Verbatim_20_Char">## 38 <text:s/>1992 <text:s text:c="8"/>3 <text:s text:c="10"/>758213</text:span><text:line-break/><text:span text:style-name="Verbatim_20_Char">## 39 <text:s/>1992 <text:s text:c="8"/>4 <text:s text:c="10"/>751417</text:span><text:line-break/><text:span text:style-name="Verbatim_20_Char">## 40 <text:s/>1992 <text:s text:c="8"/>5 <text:s text:c="10"/>736609</text:span><text:line-break/><text:span text:style-name="Verbatim_20_Char">## 41 <text:s/>1992 <text:s text:c="8"/>6 <text:s text:c="10"/>656920</text:span><text:line-break/><text:span text:style-name="Verbatim_20_Char">## 42 <text:s/>1992 <text:s text:c="8"/>7 <text:s text:c="10"/>697121</text:span><text:line-break/><text:span text:style-name="Verbatim_20_Char">## 43 <text:s/>1993 <text:s text:c="8"/>1 <text:s text:c="10"/>741084</text:span><text:line-break/><text:span text:style-name="Verbatim_20_Char">## 44 <text:s/>1993 <text:s text:c="8"/>2 <text:s text:c="10"/>743108</text:span><text:line-break/><text:span text:style-name="Verbatim_20_Char">## 45 <text:s/>1993 <text:s text:c="8"/>3 <text:s text:c="10"/>741988</text:span><text:line-break/><text:span text:style-name="Verbatim_20_Char">## 46 <text:s/>1993 <text:s text:c="8"/>4 <text:s text:c="10"/>737026</text:span><text:line-break/><text:span text:style-name="Verbatim_20_Char">## 47 <text:s/>1993 <text:s text:c="8"/>5 <text:s text:c="10"/>746019</text:span><text:line-break/><text:span text:style-name="Verbatim_20_Char">## 48 <text:s/>1993 <text:s text:c="8"/>6 <text:s text:c="10"/>663606</text:span><text:line-break/><text:span text:style-name="Verbatim_20_Char">## 49 <text:s/>1993 <text:s text:c="8"/>7 <text:s text:c="10"/>697670</text:span><text:line-break/><text:span text:style-name="Verbatim_20_Char">## 50 <text:s/>1994 <text:s text:c="8"/>1 <text:s text:c="10"/>754636</text:span><text:line-break/><text:span text:style-name="Verbatim_20_Char">## 51 <text:s/>1994 <text:s text:c="8"/>2 <text:s text:c="10"/>756532</text:span><text:line-break/><text:span text:style-name="Verbatim_20_Char">## 52 <text:s/>1994 <text:s text:c="8"/>3 <text:s text:c="10"/>756864</text:span><text:line-break/><text:span text:style-name="Verbatim_20_Char">## 53 <text:s/>1994 <text:s text:c="8"/>4 <text:s text:c="10"/>751537</text:span><text:line-break/><text:span text:style-name="Verbatim_20_Char">## 54 <text:s/>1994 <text:s text:c="8"/>5 <text:s text:c="10"/>751531</text:span><text:line-break/><text:span text:style-name="Verbatim_20_Char">## 55 <text:s/>1994 <text:s text:c="8"/>6 <text:s text:c="10"/>695245</text:span><text:line-break/><text:span text:style-name="Verbatim_20_Char">## 56 <text:s/>1994 <text:s text:c="8"/>7 <text:s text:c="10"/>713703</text:span><text:line-break/><text:span text:style-name="Verbatim_20_Char">## 57 <text:s/>1995 <text:s text:c="8"/>1 <text:s text:c="10"/>773467</text:span><text:line-break/><text:span text:style-name="Verbatim_20_Char">## 58 <text:s/>1995 <text:s text:c="8"/>2 <text:s text:c="10"/>778389</text:span><text:line-break/><text:span text:style-name="Verbatim_20_Char">## 59 <text:s/>1995 <text:s text:c="8"/>3 <text:s text:c="10"/>779452</text:span><text:line-break/><text:span text:style-name="Verbatim_20_Char">## 60 <text:s/>1995 <text:s text:c="8"/>4 <text:s text:c="10"/>775836</text:span><text:line-break/><text:span text:style-name="Verbatim_20_Char">## 61 <text:s/>1995 <text:s text:c="8"/>5 <text:s text:c="10"/>776992</text:span><text:line-break/><text:span text:style-name="Verbatim_20_Char">## 62 <text:s/>1995 <text:s text:c="8"/>6 <text:s text:c="10"/>695286</text:span><text:line-break/><text:span text:style-name="Verbatim_20_Char">## 63 <text:s/>1995 <text:s text:c="8"/>7 <text:s text:c="10"/>748013</text:span><text:line-break/><text:span text:style-name="Verbatim_20_Char">## 64 <text:s/>1996 <text:s text:c="8"/>1 <text:s text:c="10"/>793071</text:span><text:line-break/><text:span text:style-name="Verbatim_20_Char">## 65 <text:s/>1996 <text:s text:c="8"/>2 <text:s text:c="10"/>792543</text:span><text:line-break/><text:span text:style-name="Verbatim_20_Char">## 66 <text:s/>1996 <text:s text:c="8"/>3 <text:s text:c="10"/>778193</text:span><text:line-break/><text:span text:style-name="Verbatim_20_Char">## 67 <text:s/>1996 <text:s text:c="8"/>4 <text:s text:c="10"/>774533</text:span><text:line-break/><text:span text:style-name="Verbatim_20_Char">## 68 <text:s/>1996 <text:s text:c="8"/>5 <text:s text:c="10"/>775343</text:span><text:line-break/><text:span text:style-name="Verbatim_20_Char">## 69 <text:s/>1996 <text:s text:c="8"/>6 <text:s text:c="10"/>699527</text:span><text:line-break/><text:span text:style-name="Verbatim_20_Char">## 70 <text:s/>1996 <text:s text:c="8"/>7 <text:s text:c="10"/>738773</text:span><text:line-break/><text:span text:style-name="Verbatim_20_Char">## 71 <text:s/>1997 <text:s text:c="8"/>1 <text:s text:c="10"/>790298</text:span><text:line-break/><text:span text:style-name="Verbatim_20_Char">## 72 <text:s/>1997 <text:s text:c="8"/>2 <text:s text:c="10"/>791617</text:span><text:line-break/><text:span text:style-name="Verbatim_20_Char">## 73 <text:s/>1997 <text:s text:c="8"/>3 <text:s text:c="10"/>802130</text:span><text:line-break/><text:span text:style-name="Verbatim_20_Char">## 74 <text:s/>1997 <text:s text:c="8"/>4 <text:s text:c="10"/>785731</text:span><text:line-break/><text:span text:style-name="Verbatim_20_Char">## 75 <text:s/>1997 <text:s text:c="8"/>5 <text:s text:c="10"/>786342</text:span><text:line-break/><text:span text:style-name="Verbatim_20_Char">## 76 <text:s/>1997 <text:s text:c="8"/>6 <text:s text:c="10"/>706198</text:span><text:line-break/><text:span text:style-name="Verbatim_20_Char">## 77 <text:s/>1997 <text:s text:c="8"/>7 <text:s text:c="10"/>749527</text:span><text:line-break/><text:span text:style-name="Verbatim_20_Char">## 78 <text:s/>1998 <text:s text:c="8"/>1 <text:s text:c="10"/>788003</text:span><text:line-break/><text:span text:style-name="Verbatim_20_Char">## 79 <text:s/>1998 <text:s text:c="8"/>2 <text:s text:c="10"/>789241</text:span><text:line-break/><text:span text:style-name="Verbatim_20_Char">## 80 <text:s/>1998 <text:s text:c="8"/>3 <text:s text:c="10"/>789076</text:span><text:line-break/><text:span text:style-name="Verbatim_20_Char">## 81 <text:s/>1998 <text:s text:c="8"/>4 <text:s text:c="10"/>796404</text:span><text:line-break/><text:span text:style-name="Verbatim_20_Char">## 82 <text:s/>1998 <text:s text:c="8"/>5 <text:s text:c="10"/>782299</text:span><text:line-break/><text:soft-page-break/><text:span text:style-name="Verbatim_20_Char">## 83 <text:s/>1998 <text:s text:c="8"/>6 <text:s text:c="10"/>694528</text:span><text:line-break/><text:span text:style-name="Verbatim_20_Char">## 84 <text:s/>1998 <text:s text:c="8"/>7 <text:s text:c="10"/>745170</text:span><text:line-break/><text:span text:style-name="Verbatim_20_Char">## 85 <text:s/>1999 <text:s text:c="8"/>1 <text:s text:c="10"/>810519</text:span><text:line-break/><text:span text:style-name="Verbatim_20_Char">## 86 <text:s/>1999 <text:s text:c="8"/>2 <text:s text:c="10"/>812478</text:span><text:line-break/><text:span text:style-name="Verbatim_20_Char">## 87 <text:s/>1999 <text:s text:c="8"/>3 <text:s text:c="10"/>812857</text:span><text:line-break/><text:span text:style-name="Verbatim_20_Char">## 88 <text:s/>1999 <text:s text:c="8"/>4 <text:s text:c="10"/>809243</text:span><text:line-break/><text:span text:style-name="Verbatim_20_Char">## 89 <text:s/>1999 <text:s text:c="8"/>5 <text:s text:c="10"/>817145</text:span><text:line-break/><text:span text:style-name="Verbatim_20_Char">## 90 <text:s/>1999 <text:s text:c="8"/>6 <text:s text:c="10"/>704006</text:span><text:line-break/><text:span text:style-name="Verbatim_20_Char">## 91 <text:s/>1999 <text:s text:c="8"/>7 <text:s text:c="10"/>761636</text:span><text:line-break/><text:span text:style-name="Verbatim_20_Char">## 92 <text:s/>2000 <text:s text:c="8"/>1 <text:s text:c="10"/>825186</text:span><text:line-break/><text:span text:style-name="Verbatim_20_Char">## 93 <text:s/>2000 <text:s text:c="8"/>2 <text:s text:c="10"/>828523</text:span><text:line-break/><text:span text:style-name="Verbatim_20_Char">## 94 <text:s/>2000 <text:s text:c="8"/>3 <text:s text:c="10"/>830751</text:span><text:line-break/><text:span text:style-name="Verbatim_20_Char">## 95 <text:s/>2000 <text:s text:c="8"/>4 <text:s text:c="10"/>827740</text:span><text:line-break/><text:span text:style-name="Verbatim_20_Char">## 96 <text:s/>2000 <text:s text:c="8"/>5 <text:s text:c="10"/>828944</text:span><text:line-break/><text:span text:style-name="Verbatim_20_Char">## 97 <text:s/>2000 <text:s text:c="8"/>6 <text:s text:c="10"/>741662</text:span><text:line-break/><text:span text:style-name="Verbatim_20_Char">## 98 <text:s/>2000 <text:s text:c="8"/>7 <text:s text:c="10"/>800241</text:span><text:line-break/><text:span text:style-name="Verbatim_20_Char">## 99 <text:s/>2001 <text:s text:c="8"/>1 <text:s text:c="10"/>881379</text:span><text:line-break/><text:span text:style-name="Verbatim_20_Char">## 100 2001 <text:s text:c="8"/>2 <text:s text:c="10"/>871342</text:span><text:line-break/><text:span text:style-name="Verbatim_20_Char">## 101 2001 <text:s text:c="8"/>3 <text:s text:c="10"/>871772</text:span><text:line-break/><text:span text:style-name="Verbatim_20_Char">## 102 2001 <text:s text:c="8"/>4 <text:s text:c="10"/>870683</text:span><text:line-break/><text:span text:style-name="Verbatim_20_Char">## 103 2001 <text:s text:c="8"/>5 <text:s text:c="10"/>871140</text:span><text:line-break/><text:span text:style-name="Verbatim_20_Char">## 104 2001 <text:s text:c="8"/>6 <text:s text:c="10"/>772781</text:span><text:line-break/><text:span text:style-name="Verbatim_20_Char">## 105 2001 <text:s text:c="8"/>7 <text:s text:c="10"/>828683</text:span><text:line-break/><text:span text:style-name="Verbatim_20_Char">## 106 2002 <text:s text:c="8"/>1 <text:s text:c="10"/>774285</text:span><text:line-break/><text:span text:style-name="Verbatim_20_Char">## 107 2002 <text:s text:c="8"/>2 <text:s text:c="10"/>780556</text:span><text:line-break/><text:span text:style-name="Verbatim_20_Char">## 108 2002 <text:s text:c="8"/>3 <text:s text:c="10"/>769799</text:span><text:line-break/><text:span text:style-name="Verbatim_20_Char">## 109 2002 <text:s text:c="8"/>4 <text:s text:c="10"/>768973</text:span><text:line-break/><text:span text:style-name="Verbatim_20_Char">## 110 2002 <text:s text:c="8"/>5 <text:s text:c="10"/>771174</text:span><text:line-break/><text:span text:style-name="Verbatim_20_Char">## 111 2002 <text:s text:c="8"/>6 <text:s text:c="10"/>674222</text:span><text:line-break/><text:span text:style-name="Verbatim_20_Char">## 112 2002 <text:s text:c="8"/>7 <text:s text:c="10"/>732350</text:span><text:line-break/><text:span text:style-name="Verbatim_20_Char">## 113 2003 <text:s text:c="8"/>1 <text:s text:c="10"/>959114</text:span><text:line-break/><text:span text:style-name="Verbatim_20_Char">## 114 2003 <text:s text:c="8"/>2 <text:s text:c="10"/>947126</text:span><text:line-break/><text:span text:style-name="Verbatim_20_Char">## 115 2003 <text:s text:c="8"/>3 <text:s text:c="10"/>962100</text:span><text:line-break/><text:span text:style-name="Verbatim_20_Char">## 116 2003 <text:s text:c="8"/>4 <text:s text:c="10"/>952542</text:span><text:line-break/><text:span text:style-name="Verbatim_20_Char">## 117 2003 <text:s text:c="8"/>5 <text:s text:c="10"/>954701</text:span><text:line-break/><text:span text:style-name="Verbatim_20_Char">## 118 2003 <text:s text:c="8"/>6 <text:s text:c="10"/>811260</text:span><text:line-break/><text:span text:style-name="Verbatim_20_Char">## 119 2003 <text:s text:c="8"/>7 <text:s text:c="10"/>901697</text:span><text:line-break/><text:span text:style-name="Verbatim_20_Char">## 120 2004 <text:s text:c="8"/>1 <text:s text:c="9"/>1044508</text:span><text:line-break/><text:span text:style-name="Verbatim_20_Char">## 121 2004 <text:s text:c="8"/>2 <text:s text:c="9"/>1033863</text:span><text:line-break/><text:span text:style-name="Verbatim_20_Char">## 122 2004 <text:s text:c="8"/>3 <text:s text:c="9"/>1036521</text:span><text:line-break/><text:span text:style-name="Verbatim_20_Char">## 123 2004 <text:s text:c="8"/>4 <text:s text:c="9"/>1060245</text:span><text:line-break/><text:span text:style-name="Verbatim_20_Char">## 124 2004 <text:s text:c="8"/>5 <text:s text:c="9"/>1061447</text:span><text:line-break/><text:span text:style-name="Verbatim_20_Char">## 125 2004 <text:s text:c="8"/>6 <text:s text:c="10"/>903807</text:span><text:line-break/><text:span text:style-name="Verbatim_20_Char">## 126 2004 <text:s text:c="8"/>7 <text:s text:c="10"/>988879</text:span><text:line-break/><text:span text:style-name="Verbatim_20_Char">## 127 2005 <text:s text:c="8"/>1 <text:s text:c="9"/>1048968</text:span><text:line-break/><text:span text:style-name="Verbatim_20_Char">## 128 2005 <text:s text:c="8"/>2 <text:s text:c="9"/>1037289</text:span><text:line-break/><text:span text:style-name="Verbatim_20_Char">## 129 2005 <text:s text:c="8"/>3 <text:s text:c="9"/>1043208</text:span><text:line-break/><text:span text:style-name="Verbatim_20_Char">## 130 2005 <text:s text:c="8"/>4 <text:s text:c="9"/>1047749</text:span><text:line-break/><text:span text:style-name="Verbatim_20_Char">## 131 2005 <text:s text:c="8"/>5 <text:s text:c="9"/>1050985</text:span><text:line-break/><text:span text:style-name="Verbatim_20_Char">## 132 2005 <text:s text:c="8"/>6 <text:s text:c="10"/>919442</text:span><text:line-break/><text:span text:style-name="Verbatim_20_Char">## 133 2005 <text:s text:c="8"/>7 <text:s text:c="10"/>992955</text:span><text:line-break/><text:span text:style-name="Verbatim_20_Char">## 134 2006 <text:s text:c="8"/>1 <text:s text:c="9"/>1048054</text:span><text:line-break/><text:span text:style-name="Verbatim_20_Char">## 135 2006 <text:s text:c="8"/>2 <text:s text:c="9"/>1030322</text:span><text:line-break/><text:soft-page-break/><text:span text:style-name="Verbatim_20_Char">## 136 2006 <text:s text:c="8"/>3 <text:s text:c="9"/>1042952</text:span><text:line-break/><text:span text:style-name="Verbatim_20_Char">## 137 2006 <text:s text:c="8"/>4 <text:s text:c="9"/>1052949</text:span><text:line-break/><text:span text:style-name="Verbatim_20_Char">## 138 2006 <text:s text:c="8"/>5 <text:s text:c="9"/>1056606</text:span><text:line-break/><text:span text:style-name="Verbatim_20_Char">## 139 2006 <text:s text:c="8"/>6 <text:s text:c="10"/>899531</text:span><text:line-break/><text:span text:style-name="Verbatim_20_Char">## 140 2006 <text:s text:c="8"/>7 <text:s text:c="9"/>1011508</text:span><text:line-break/><text:span text:style-name="Verbatim_20_Char">## 141 2007 <text:s text:c="8"/>1 <text:s text:c="9"/>1112474</text:span><text:line-break/><text:span text:style-name="Verbatim_20_Char">## 142 2007 <text:s text:c="8"/>2 <text:s text:c="9"/>1078562</text:span><text:line-break/><text:span text:style-name="Verbatim_20_Char">## 143 2007 <text:s text:c="8"/>3 <text:s text:c="9"/>1088858</text:span><text:line-break/><text:span text:style-name="Verbatim_20_Char">## 144 2007 <text:s text:c="8"/>4 <text:s text:c="9"/>1097738</text:span><text:line-break/><text:span text:style-name="Verbatim_20_Char">## 145 2007 <text:s text:c="8"/>5 <text:s text:c="9"/>1101689</text:span><text:line-break/><text:span text:style-name="Verbatim_20_Char">## 146 2007 <text:s text:c="8"/>6 <text:s text:c="10"/>933338</text:span><text:line-break/><text:span text:style-name="Verbatim_20_Char">## 147 2007 <text:s text:c="8"/>7 <text:s text:c="9"/>1040556</text:span><text:line-break/><text:span text:style-name="Verbatim_20_Char">## 148 2008 <text:s text:c="8"/>1 <text:s text:c="9"/>1036201</text:span><text:line-break/><text:span text:style-name="Verbatim_20_Char">## 149 2008 <text:s text:c="8"/>2 <text:s text:c="9"/>1032049</text:span><text:line-break/><text:span text:style-name="Verbatim_20_Char">## 150 2008 <text:s text:c="8"/>3 <text:s text:c="9"/>1039665</text:span><text:line-break/><text:span text:style-name="Verbatim_20_Char">## 151 2008 <text:s text:c="8"/>4 <text:s text:c="9"/>1032224</text:span><text:line-break/><text:span text:style-name="Verbatim_20_Char">## 152 2008 <text:s text:c="8"/>5 <text:s text:c="9"/>1035166</text:span><text:line-break/><text:span text:style-name="Verbatim_20_Char">## 153 2008 <text:s text:c="8"/>6 <text:s text:c="10"/>857536</text:span><text:line-break/><text:span text:style-name="Verbatim_20_Char">## 154 2008 <text:s text:c="8"/>7 <text:s text:c="10"/>976887</text:span><text:line-break/><text:span text:style-name="Verbatim_20_Char">## 155 <text:s text:c="3"/>0 <text:s text:c="8"/>0 <text:s text:c="15"/>1</text:span></text:p>
      <text:p text:style-name="P2"/>
      <text:p text:style-name="P2"/>
      <text:p text:style-name="P2">Question 5</text:p>
      <text:p text:style-name="P3">Number of Tail Codes listed as NA for each year:</text:p>
      <text:p text:style-name="P4"><text:span text:style-name="Verbatim_20_Char">## <text:s text:c="2"/>Year COUNT(*)</text:span><text:line-break/><text:span text:style-name="Verbatim_20_Char">## 1 1987 <text:s/>1311826</text:span><text:line-break/><text:span text:style-name="Verbatim_20_Char">## 2 1988 <text:s/>5202096</text:span><text:line-break/><text:span text:style-name="Verbatim_20_Char">## 3 1989 <text:s/>5041200</text:span><text:line-break/><text:span text:style-name="Verbatim_20_Char">## 4 1990 <text:s/>5270893</text:span><text:line-break/><text:span text:style-name="Verbatim_20_Char">## 5 1991 <text:s/>5076925</text:span><text:line-break/><text:span text:style-name="Verbatim_20_Char">## 6 1992 <text:s/>5092157</text:span><text:line-break/><text:span text:style-name="Verbatim_20_Char">## 7 1993 <text:s/>5070501</text:span><text:line-break/><text:span text:style-name="Verbatim_20_Char">## 8 1994 <text:s/>5180048</text:span></text:p>
      <text:p text:style-name="P3">For all other years, there are zero tail codes listed as NA</text:p>
      <text:p text:style-name="P2"/>
      <text:p text:style-name="P2"/>
      <text:p text:style-name="P2">Question 7</text:p>
      <text:p text:style-name="P3">Mean Departure Delays by Day:</text:p>
      <text:p text:style-name="P4"><text:span text:style-name="Verbatim_20_Char">7.850057 <text:s/>6.855870 <text:s/>7.651197 <text:s/>9.246910 10.151539 <text:s/>6.887023 <text:s/>8.409293</text:span></text:p>
      <text:p text:style-name="P3">Therefore, Tuesday (second index) is the best day to minimize departure delays (6.855870)</text:p>
      <text:p text:style-name="P3"/>
      <text:p text:style-name="P3">Mean Departure Delays by Time:</text:p>
      <text:p text:style-name="P4"><text:span text:style-name="Verbatim_20_Char">## <text:s/>[1] <text:s/>9.034998 <text:s/>5.249016 <text:s/>1.999306 <text:s/>2.826125 <text:s/>2.786590 <text:s/>1.531860 <text:s/>1.874374</text:span><text:line-break/><text:span text:style-name="Verbatim_20_Char">## <text:s/>[8] <text:s/>2.840858 <text:s/>4.158435 <text:s/>4.972405 <text:s/>5.722319 <text:s/>6.524786 <text:s/>7.117775 <text:s/>7.940909</text:span><text:line-break/><text:span text:style-name="Verbatim_20_Char">## [15] <text:s/>8.970806 <text:s/>9.992722 10.845703 12.232812 12.806944 13.645763 13.597240</text:span><text:line-break/><text:span text:style-name="Verbatim_20_Char">## [22] 12.324804 <text:s/>9.797672 <text:s/>8.331110</text:span></text:p>
      <text:p text:style-name="P3">Therefore, 5:00 AM is the best time to minimize departure delays (1.53186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Code" style:display-name="Source Code" style:family="paragraph" style:parent-style-name="Standard" style:default-outline-level="">
      <style:paragraph-properties fo:background-color="#f8f8f8">
        <style:background-image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12:26:42.975623738</meta:creation-date>
    <dc:date>2016-02-03T12:40:27.941695175</dc:date>
    <meta:editing-duration>P0D</meta:editing-duration>
    <meta:editing-cycles>1</meta:editing-cycles>
    <meta:document-statistic meta:table-count="0" meta:image-count="0" meta:object-count="0" meta:page-count="4" meta:paragraph-count="22" meta:word-count="1001" meta:character-count="7495" meta:non-whitespace-character-count="3461"/>
    <meta:generator>LibreOffice/4.2.8.2$Linux_X86_64 LibreOffice_project/420m0$Build-2</meta:generator>
  </office:meta>
</office:document-meta>
</file>